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3.65pt"/>
    </style:style>
    <style:style style:name="co2" style:family="table-column">
      <style:table-column-properties fo:break-before="auto" style:column-width="200.95pt"/>
    </style:style>
    <style:style style:name="co3" style:family="table-column">
      <style:table-column-properties fo:break-before="auto" style:column-width="175.44pt"/>
    </style:style>
    <style:style style:name="co4" style:family="table-column">
      <style:table-column-properties fo:break-before="auto" style:column-width="173.14pt"/>
    </style:style>
    <style:style style:name="co5" style:family="table-column">
      <style:table-column-properties fo:break-before="auto" style:column-width="204.6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irline-safe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IRLINE</text:p>
          </table:table-cell>
          <table:table-cell office:value-type="string" calcext:value-type="string">
            <text:p>Available seat kilometers flown every week</text:p>
          </table:table-cell>
          <table:table-cell office:value-type="string" calcext:value-type="string">
            <text:p>Total number of incidents, 1985–1999</text:p>
          </table:table-cell>
          <table:table-cell office:value-type="string" calcext:value-type="string">
            <text:p>Total number of fatal accidents, 1985–1999</text:p>
          </table:table-cell>
          <table:table-cell office:value-type="string" calcext:value-type="string">
            <text:p>Total number of fatalities, 1985–1999</text:p>
          </table:table-cell>
          <table:table-cell office:value-type="string" calcext:value-type="string">
            <text:p>Total number of incidents, 2000–2014</text:p>
          </table:table-cell>
          <table:table-cell office:value-type="string" calcext:value-type="string">
            <text:p>Total number of fatal accidents, 2000–2014</text:p>
          </table:table-cell>
          <table:table-cell office:value-type="string" calcext:value-type="string">
            <text:p>Total number of fatalities, 2000–2014</text:p>
          </table:table-cell>
          <table:table-cell table:style-name="ce2" office:value-type="string" calcext:value-type="string">
            <text:p>Total number of incidents, 1985-2014</text:p>
          </table:table-cell>
        </table:table-row>
        <table:table-row table:style-name="ro1">
          <table:table-cell office:value-type="string" calcext:value-type="string">
            <text:p>Aer Lingus</text:p>
          </table:table-cell>
          <table:table-cell office:value-type="float" office:value="320906734" calcext:value-type="float">
            <text:p>32090673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2:.G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eroflot*</text:p>
          </table:table-cell>
          <table:table-cell office:value-type="float" office:value="1197672318" calcext:value-type="float">
            <text:p>1197672318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formula="of:=SUM([.C3:.G3])"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Aerolineas Argentinas</text:p>
          </table:table-cell>
          <table:table-cell office:value-type="float" office:value="385803648" calcext:value-type="float">
            <text:p>3858036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:.G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eromexico*</text:p>
          </table:table-cell>
          <table:table-cell office:value-type="float" office:value="596871813" calcext:value-type="float">
            <text:p>5968718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:.G5]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ir Canada</text:p>
          </table:table-cell>
          <table:table-cell office:value-type="float" office:value="1865253802" calcext:value-type="float">
            <text:p>18652538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6:.G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ir France</text:p>
          </table:table-cell>
          <table:table-cell office:value-type="float" office:value="3004002661" calcext:value-type="float">
            <text:p>300400266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37" calcext:value-type="float">
            <text:p>337</text:p>
          </table:table-cell>
          <table:table-cell table:formula="of:=SUM([.C7:.G7]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Air India*</text:p>
          </table:table-cell>
          <table:table-cell office:value-type="float" office:value="869253552" calcext:value-type="float">
            <text:p>8692535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table:formula="of:=SUM([.C8:.G8])"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Air New Zealand*</text:p>
          </table:table-cell>
          <table:table-cell office:value-type="float" office:value="710174817" calcext:value-type="float">
            <text:p>7101748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SUM([.C9:.G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laska Airlines*</text:p>
          </table:table-cell>
          <table:table-cell office:value-type="float" office:value="965346773" calcext:value-type="float">
            <text:p>96534677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formula="of:=SUM([.C10:.G10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litalia</text:p>
          </table:table-cell>
          <table:table-cell office:value-type="float" office:value="698012498" calcext:value-type="float">
            <text:p>69801249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1:.G11]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ll Nippon Airways</text:p>
          </table:table-cell>
          <table:table-cell office:value-type="float" office:value="1841234177" calcext:value-type="float">
            <text:p>184123417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2:.G1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merican*</text:p>
          </table:table-cell>
          <table:table-cell office:value-type="float" office:value="5228357340" calcext:value-type="float">
            <text:p>522835734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16" calcext:value-type="float">
            <text:p>416</text:p>
          </table:table-cell>
          <table:table-cell table:formula="of:=SUM([.C13:.G13])"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Austrian Airlines</text:p>
          </table:table-cell>
          <table:table-cell office:value-type="float" office:value="358239823" calcext:value-type="float">
            <text:p>3582398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4:.G1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vianca</text:p>
          </table:table-cell>
          <table:table-cell office:value-type="float" office:value="396922563" calcext:value-type="float">
            <text:p>39692256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3" calcext:value-type="float">
            <text:p>32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5:.G15])"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British Airways*</text:p>
          </table:table-cell>
          <table:table-cell office:value-type="float" office:value="3179760952" calcext:value-type="float">
            <text:p>317976095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6:.G1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thay Pacific*</text:p>
          </table:table-cell>
          <table:table-cell office:value-type="float" office:value="2582459303" calcext:value-type="float">
            <text:p>25824593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7:.G1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ina Airlines</text:p>
          </table:table-cell>
          <table:table-cell office:value-type="float" office:value="813216487" calcext:value-type="float">
            <text:p>81321648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35" calcext:value-type="float">
            <text:p>5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table:formula="of:=SUM([.C18:.G18])"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Condor</text:p>
          </table:table-cell>
          <table:table-cell office:value-type="float" office:value="417982610" calcext:value-type="float">
            <text:p>4179826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9:.G19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OPA</text:p>
          </table:table-cell>
          <table:table-cell office:value-type="float" office:value="550491507" calcext:value-type="float">
            <text:p>5504915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20:.G20]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Delta / Northwest*</text:p>
          </table:table-cell>
          <table:table-cell office:value-type="float" office:value="6525658894" calcext:value-type="float">
            <text:p>652565889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07" calcext:value-type="float">
            <text:p>4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formula="of:=SUM([.C21:.G21])"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gyptair</text:p>
          </table:table-cell>
          <table:table-cell office:value-type="float" office:value="557699891" calcext:value-type="float">
            <text:p>55769989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SUM([.C22:.G22])"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El Al</text:p>
          </table:table-cell>
          <table:table-cell office:value-type="float" office:value="335448023" calcext:value-type="float">
            <text:p>3354480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3:.G2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thiopian Airlines</text:p>
          </table:table-cell>
          <table:table-cell office:value-type="float" office:value="488560643" calcext:value-type="float">
            <text:p>48856064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table:formula="of:=SUM([.C24:.G24])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Finnair</text:p>
          </table:table-cell>
          <table:table-cell office:value-type="float" office:value="506464950" calcext:value-type="float">
            <text:p>5064649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25:.G2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uda Indonesia</text:p>
          </table:table-cell>
          <table:table-cell office:value-type="float" office:value="613356665" calcext:value-type="float">
            <text:p>61335666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SUM([.C26:.G26])"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Gulf Air</text:p>
          </table:table-cell>
          <table:table-cell office:value-type="float" office:value="301379762" calcext:value-type="float">
            <text:p>3013797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table:formula="of:=SUM([.C27:.G2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waiian Airlines</text:p>
          </table:table-cell>
          <table:table-cell office:value-type="float" office:value="493877795" calcext:value-type="float">
            <text:p>4938777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8:.G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eria</text:p>
          </table:table-cell>
          <table:table-cell office:value-type="float" office:value="1173203126" calcext:value-type="float">
            <text:p>11732031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9:.G29])"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Japan Airlines</text:p>
          </table:table-cell>
          <table:table-cell office:value-type="float" office:value="1574217531" calcext:value-type="float">
            <text:p>15742175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30:.G30])"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Kenya Airways</text:p>
          </table:table-cell>
          <table:table-cell office:value-type="float" office:value="277414794" calcext:value-type="float">
            <text:p>2774147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table:formula="of:=SUM([.C31:.G3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LM*</text:p>
          </table:table-cell>
          <table:table-cell office:value-type="float" office:value="1874561773" calcext:value-type="float">
            <text:p>187456177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2:.G3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orean Air</text:p>
          </table:table-cell>
          <table:table-cell office:value-type="float" office:value="1734522605" calcext:value-type="float">
            <text:p>173452260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3:.G33])"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LAN Airlines</text:p>
          </table:table-cell>
          <table:table-cell office:value-type="float" office:value="1001965891" calcext:value-type="float">
            <text:p>100196589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34:.G34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ufthansa*</text:p>
          </table:table-cell>
          <table:table-cell office:value-type="float" office:value="3426529504" calcext:value-type="float">
            <text:p>342652950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5:.G35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laysia Airlines</text:p>
          </table:table-cell>
          <table:table-cell office:value-type="float" office:value="1039171244" calcext:value-type="float">
            <text:p>10391712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37" calcext:value-type="float">
            <text:p>537</text:p>
          </table:table-cell>
          <table:table-cell table:formula="of:=SUM([.C36:.G36]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akistan International</text:p>
          </table:table-cell>
          <table:table-cell office:value-type="float" office:value="348563137" calcext:value-type="float">
            <text:p>34856313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34" calcext:value-type="float">
            <text:p>23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formula="of:=SUM([.C37:.G37])"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Philippine Airlines</text:p>
          </table:table-cell>
          <table:table-cell office:value-type="float" office:value="413007158" calcext:value-type="float">
            <text:p>41300715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38:.G38]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Qantas*</text:p>
          </table:table-cell>
          <table:table-cell office:value-type="float" office:value="1917428984" calcext:value-type="float">
            <text:p>19174289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9:.G3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oyal Air Maroc</text:p>
          </table:table-cell>
          <table:table-cell office:value-type="float" office:value="295705339" calcext:value-type="float">
            <text:p>29570533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0:.G40]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AS*</text:p>
          </table:table-cell>
          <table:table-cell office:value-type="float" office:value="682971852" calcext:value-type="float">
            <text:p>6829718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formula="of:=SUM([.C41:.G41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audi Arabian</text:p>
          </table:table-cell>
          <table:table-cell office:value-type="float" office:value="859673901" calcext:value-type="float">
            <text:p>85967390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13" calcext:value-type="float">
            <text:p>3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2:.G42])"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Singapore Airlines</text:p>
          </table:table-cell>
          <table:table-cell office:value-type="float" office:value="2376857805" calcext:value-type="float">
            <text:p>23768578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formula="of:=SUM([.C43:.G43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outh African</text:p>
          </table:table-cell>
          <table:table-cell office:value-type="float" office:value="651502442" calcext:value-type="float">
            <text:p>6515024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4:.G44])"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Southwest Airlines</text:p>
          </table:table-cell>
          <table:table-cell office:value-type="float" office:value="3276525770" calcext:value-type="float">
            <text:p>32765257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5:.G4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i Lankan / AirLanka</text:p>
          </table:table-cell>
          <table:table-cell office:value-type="float" office:value="325582976" calcext:value-type="float">
            <text:p>3255829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6:.G46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WISS*</text:p>
          </table:table-cell>
          <table:table-cell office:value-type="float" office:value="792601299" calcext:value-type="float">
            <text:p>7926012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7:.G47])"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TACA</text:p>
          </table:table-cell>
          <table:table-cell office:value-type="float" office:value="259373346" calcext:value-type="float">
            <text:p>2593733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C48:.G4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AM</text:p>
          </table:table-cell>
          <table:table-cell office:value-type="float" office:value="1509195646" calcext:value-type="float">
            <text:p>150919564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table:formula="of:=SUM([.C49:.G49]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AP - Air Portugal</text:p>
          </table:table-cell>
          <table:table-cell office:value-type="float" office:value="619130754" calcext:value-type="float">
            <text:p>61913075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50:.G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ai Airways</text:p>
          </table:table-cell>
          <table:table-cell office:value-type="float" office:value="1702802250" calcext:value-type="float">
            <text:p>170280225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51:.G51])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Turkish Airlines</text:p>
          </table:table-cell>
          <table:table-cell office:value-type="float" office:value="1946098294" calcext:value-type="float">
            <text:p>194609829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formula="of:=SUM([.C52:.G52]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United / Continental*</text:p>
          </table:table-cell>
          <table:table-cell office:value-type="float" office:value="7139291291" calcext:value-type="float">
            <text:p>713929129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19" calcext:value-type="float">
            <text:p>31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table:formula="of:=SUM([.C53:.G53])"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US Airways / America West*</text:p>
          </table:table-cell>
          <table:table-cell office:value-type="float" office:value="2455687887" calcext:value-type="float">
            <text:p>245568788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24" calcext:value-type="float">
            <text:p>2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SUM([.C54:.G54])"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Vietnam Airlines</text:p>
          </table:table-cell>
          <table:table-cell office:value-type="float" office:value="625084918" calcext:value-type="float">
            <text:p>6250849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5:.G55])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Virgin Atlantic</text:p>
          </table:table-cell>
          <table:table-cell office:value-type="float" office:value="1005248585" calcext:value-type="float">
            <text:p>100524858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56:.G5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iamen Airlines</text:p>
          </table:table-cell>
          <table:table-cell office:value-type="float" office:value="430462962" calcext:value-type="float">
            <text:p>43046296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7:.G57])" office:value-type="float" office:value="94" calcext:value-type="float">
            <text:p>9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Average of Available seat kilometers flown every week</text:p>
          </table:table-cell>
          <table:table-cell table:formula="of:=AVERAGE([.B2:.B57])" office:value-type="float" office:value="1384621304.73214" calcext:value-type="float">
            <text:p>1384621304.7321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umber of dangerous airlines in 1985-1999</text:p>
          </table:table-cell>
          <table:table-cell table:formula="of:=COUNTIFS([.C2:.C57]; &quot;&gt;=12&quot;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verage of fatalities 1985-1999 :</text:p>
          </table:table-cell>
          <table:table-cell table:formula="of:=AVERAGE([.E2:.E57])" office:value-type="float" office:value="112.410714285714" calcext:value-type="float">
            <text:p>112.410714285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verage of <text:s/>fatalities 2000-2014:</text:p>
          </table:table-cell>
          <table:table-cell table:formula="of:=AVERAGE([.H2:.H57])" office:value-type="float" office:value="55.5178571428572" calcext:value-type="float">
            <text:p>55.517857142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umber of dangerous airlines in 2000-2014</text:p>
          </table:table-cell>
          <table:table-cell table:formula="of:=COUNTIFS([.F2:.F57];&quot;&gt;=10&quot;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Highest number of incidents <text:s/>in 1985-1999</text:p>
          </table:table-cell>
          <table:table-cell table:formula="of:=MAX([.C2:.C57])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Highest number of incidents in 2000-2014</text:p>
          </table:table-cell>
          <table:table-cell table:formula="of:=MAX([.F2:.F57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Lowest number of fatal incidents in 1985-1999</text:p>
          </table:table-cell>
          <table:table-cell table:formula="of:=MIN([.D2:.D57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Lowest number of fatal incidents in 2000-2014</text:p>
          </table:table-cell>
          <table:table-cell table:formula="of:=MIN([.G2:.G57])" office:value-type="float" office:value="0" calcext:value-type="float">
            <text:p>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/00/0000</text:date>, <text:time style:data-style-name="N2" text:time-value="20:51:36.4081799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22:28:55.654617564</dc:date>
    <meta:editing-duration>PT9M36S</meta:editing-duration>
    <meta:editing-cycles>2</meta:editing-cycles>
    <meta:generator>LibreOffice/5.1.6.2$Linux_X86_64 LibreOffice_project/10m0$Build-2</meta:generator>
    <meta:document-statistic meta:table-count="1" meta:cell-count="531" meta:object-count="0"/>
  </office:meta>
</office:document-meta>
</file>